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70000011B5AF5E5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94bd5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666666" draw:textarea-horizontal-align="center" draw:textarea-vertical-align="middle"/>
    </style:style>
    <style:style style:name="gr3" style:family="graphic" style:parent-style-name="standard">
      <style:graphic-properties draw:fill-color="#e6e64c"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3.164cm" svg:height="2.513cm" svg:x="8.061cm" svg:y="4.024cm">
              <text:p/>
            </draw:rect>
            <draw:rect draw:style-name="gr2" draw:text-style-name="P1" draw:layer="layout" svg:width="2.678cm" svg:height="1.419cm" svg:x="8.304cm" svg:y="4.292cm">
              <text:p/>
            </draw:rect>
            <draw:rect draw:style-name="gr2" draw:text-style-name="P1" draw:layer="layout" svg:width="1.704cm" svg:height="0.355cm" svg:x="8.791cm" svg:y="5.709cm">
              <text:p/>
            </draw:rect>
            <draw:rect draw:style-name="gr2" draw:text-style-name="P1" draw:layer="layout" svg:width="1.094cm" svg:height="0.356cm" svg:x="9.035cm" svg:y="6.064cm">
              <text:p/>
            </draw:rect>
            <draw:rect draw:style-name="gr3" draw:text-style-name="P1" draw:layer="layout" svg:width="0.232cm" svg:height="0.829cm" svg:x="8.54cm" svg:y="4.279cm">
              <text:p/>
            </draw:rect>
            <draw:rect draw:style-name="gr3" draw:text-style-name="P1" draw:layer="layout" svg:width="0.232cm" svg:height="0.829cm" svg:x="10.474cm" svg:y="4.279cm">
              <text:p/>
            </draw:rect>
            <draw:rect draw:style-name="gr3" draw:text-style-name="P1" draw:layer="layout" svg:width="0.232cm" svg:height="0.829cm" svg:x="10.202cm" svg:y="4.279cm">
              <text:p/>
            </draw:rect>
            <draw:rect draw:style-name="gr3" draw:text-style-name="P1" draw:layer="layout" svg:width="0.232cm" svg:height="0.829cm" svg:x="9.924cm" svg:y="4.279cm">
              <text:p/>
            </draw:rect>
            <draw:rect draw:style-name="gr3" draw:text-style-name="P1" draw:layer="layout" svg:width="0.232cm" svg:height="0.829cm" svg:x="9.648cm" svg:y="4.279cm">
              <text:p/>
            </draw:rect>
            <draw:rect draw:style-name="gr3" draw:text-style-name="P1" draw:layer="layout" svg:width="0.232cm" svg:height="0.829cm" svg:x="9.37cm" svg:y="4.279cm">
              <text:p/>
            </draw:rect>
            <draw:rect draw:style-name="gr3" draw:text-style-name="P1" draw:layer="layout" svg:width="0.232cm" svg:height="0.829cm" svg:x="9.094cm" svg:y="4.279cm">
              <text:p/>
            </draw:rect>
            <draw:rect draw:style-name="gr3" draw:text-style-name="P1" draw:layer="layout" svg:width="0.232cm" svg:height="0.829cm" svg:x="8.816cm" svg:y="4.279cm">
              <text:p/>
            </draw:rect>
          </draw:g>
          <draw:polyline draw:style-name="gr4" draw:text-style-name="P1" draw:layer="layout" svg:width="0.286cm" svg:height="2.049cm" draw:transform="rotate (1.5707963267946) translate (6.61200000000024cm 3.88700000000182cm)" svg:viewBox="0 0 287 2050" draw:points="0,15274 287,15274 275,13224">
            <text:p/>
          </draw:polyline>
          <draw:frame draw:style-name="gr5" draw:text-style-name="P2" draw:layer="layout" svg:width="2.1cm" svg:height="1.05cm" svg:x="5.012cm" svg:y="3.087cm">
            <draw:text-box>
              <text:p text:style-name="P2"><text:span text:style-name="T1">Pin 1</text:span></text:p>
              <text:p text:style-name="P2"><text:span text:style-name="T1">CAN_H</text:span></text:p>
            </draw:text-box>
          </draw:frame>
          <draw:polyline draw:style-name="gr4" draw:text-style-name="P1" draw:layer="layout" svg:width="1.287cm" svg:height="1.799cm" draw:transform="rotate (1.5707963267946) translate (7.17500000000115cm 3.8750000000016cm)" svg:viewBox="0 0 1288 1800" draw:points="0,16150 463,16150 1288,14350">
            <text:p/>
          </draw:polyline>
          <draw:polyline draw:style-name="gr4" draw:text-style-name="P1" draw:layer="layout" svg:width="2.074cm" svg:height="1.236cm" draw:transform="rotate (1.5707963267946) translate (8.00000000000185cm 3.8750000000011cm)" svg:viewBox="0 0 2075 1237" draw:points="0,17237 675,17225 2075,16000">
            <text:p/>
          </draw:polyline>
          <draw:polyline draw:style-name="gr4" draw:text-style-name="P1" draw:layer="layout" svg:width="2.749cm" svg:height="0.749cm" draw:transform="rotate (1.5707963267946) translate (8.75000000000245cm 3.86200000000066cm)" svg:viewBox="0 0 2750 750" draw:points="0,18237 862,18250 2750,17500">
            <text:p/>
          </draw:polyline>
          <draw:polyline draw:style-name="gr4" draw:text-style-name="P1" draw:layer="layout" svg:width="0.286cm" svg:height="2.049cm" draw:transform="rotate (-1.57079632679579) translate (12.625cm 3.58799999999939cm)" svg:viewBox="0 0 287 2050" draw:points="287,-23200 0,-23200 12,-25250">
            <text:p/>
          </draw:polyline>
          <draw:polyline draw:style-name="gr4" draw:text-style-name="P1" draw:layer="layout" svg:width="1.287cm" svg:height="1.799cm" draw:transform="rotate (-1.57079632679579) translate (12.062cm 2.575cm)" svg:viewBox="0 0 1288 1800" draw:points="1288,-22324 825,-22324 0,-24124">
            <text:p/>
          </draw:polyline>
          <draw:polyline draw:style-name="gr4" draw:text-style-name="P1" draw:layer="layout" svg:width="2.074cm" svg:height="1.236cm" draw:transform="rotate (-1.57079632679579) translate (11.237cm 1.788cm)" svg:viewBox="0 0 2075 1237" draw:points="2075,-21237 1400,-21249 0,-22474">
            <text:p/>
          </draw:polyline>
          <draw:polyline draw:style-name="gr4" draw:text-style-name="P1" draw:layer="layout" svg:width="2.749cm" svg:height="0.749cm" draw:transform="rotate (-1.57079632679579) translate (10.487cm 1.1cm)" svg:viewBox="0 0 2750 750" draw:points="2750,-20237 1888,-20224 0,-20974">
            <text:p/>
          </draw:polyline>
          <draw:frame draw:style-name="gr5" draw:text-style-name="P2" draw:layer="layout" svg:width="2.1cm" svg:height="1.05cm" svg:x="5.537cm" svg:y="2.012cm">
            <draw:text-box>
              <text:p text:style-name="P2"><text:span text:style-name="T1">Pin 2</text:span></text:p>
              <text:p text:style-name="P2"><text:span text:style-name="T1">CAN_L</text:span></text:p>
            </draw:text-box>
          </draw:frame>
          <draw:frame draw:style-name="gr5" draw:text-style-name="P2" draw:layer="layout" svg:width="2.288cm" svg:height="1.05cm" svg:x="6.249cm" svg:y="0.837cm">
            <draw:text-box>
              <text:p text:style-name="P2"><text:span text:style-name="T1">Pin 3</text:span></text:p>
              <text:p text:style-name="P2"><text:span text:style-name="T1">CAN_GND</text:span></text:p>
            </draw:text-box>
          </draw:frame>
          <draw:frame draw:style-name="gr5" draw:text-style-name="P2" draw:layer="layout" svg:width="2.1cm" svg:height="1.05cm" svg:x="7.712cm" svg:y="0.187cm">
            <draw:text-box>
              <text:p text:style-name="P2"><text:span text:style-name="T1">Pin 4</text:span></text:p>
              <text:p text:style-name="P2"><text:span text:style-name="T1">reserved</text:span></text:p>
            </draw:text-box>
          </draw:frame>
          <draw:frame draw:style-name="gr5" draw:text-style-name="P2" draw:layer="layout" svg:width="2.1cm" svg:height="1.05cm" svg:x="9.8cm" svg:y="0.162cm">
            <draw:text-box>
              <text:p text:style-name="P2"><text:span text:style-name="T1">Pin 5</text:span></text:p>
              <text:p text:style-name="P2"><text:span text:style-name="T1">reserved</text:span></text:p>
            </draw:text-box>
          </draw:frame>
          <draw:frame draw:style-name="gr5" draw:text-style-name="P2" draw:layer="layout" svg:width="2.862cm" svg:height="1.05cm" svg:x="11.075cm" svg:y="1.237cm">
            <draw:text-box>
              <text:p text:style-name="P2"><text:span text:style-name="T1">Pin 6</text:span></text:p>
              <text:p text:style-name="P2"><text:span text:style-name="T1">CAN_SHIELD</text:span></text:p>
            </draw:text-box>
          </draw:frame>
          <draw:frame draw:style-name="gr5" draw:text-style-name="P2" draw:layer="layout" svg:width="2.375cm" svg:height="1.05cm" svg:x="12.025cm" svg:y="2.062cm">
            <draw:text-box>
              <text:p text:style-name="P2"><text:span text:style-name="T1">Pin 7</text:span></text:p>
              <text:p text:style-name="P2"><text:span text:style-name="T1">PWR_NEG</text:span></text:p>
            </draw:text-box>
          </draw:frame>
          <draw:frame draw:style-name="gr5" draw:text-style-name="P2" draw:layer="layout" svg:width="2.412cm" svg:height="1.05cm" svg:x="12.525cm" svg:y="3.112cm">
            <draw:text-box>
              <text:p text:style-name="P2"><text:span text:style-name="T1">Pin 8</text:span></text:p>
              <text:p text:style-name="P2"><text:span text:style-name="T1">PWR_POS</text:span></text:p>
            </draw:text-box>
          </draw:frame>
        </draw:g>
        <draw:frame draw:style-name="gr6" draw:text-style-name="P1" draw:layer="layout" svg:width="4.551cm" svg:height="2.851cm" svg:x="6.9cm" svg:y="7.824cm">
          <draw:image xlink:href="Pictures/10000000000001B70000011B5AF5E5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9-14T23:09:15</meta:creation-date>
    <dc:date>2010-09-14T23:38:12</dc:date>
    <dc:creator>David Harris</dc:creator>
    <meta:editing-duration>PT00H12M45S</meta:editing-duration>
    <meta:editing-cycles>1</meta:editing-cycles>
    <meta:generator>OpenOffice.org/3.2$Unix OpenOffice.org_project/320m18$Build-9502</meta:generator>
    <meta:document-statistic meta:object-count="31"/>
  </office:meta>
</office:document-meta>
</file>